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resultado_desa4r_20020170709_19_28_2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6807260361982" calcext:value-type="float">
            <text:p>89,6807260362</text:p>
          </table:table-cell>
          <table:table-cell office:value-type="float" office:value="99.9944018041866" calcext:value-type="float">
            <text:p>99,9944018042</text:p>
          </table:table-cell>
          <table:table-cell office:value-type="float" office:value="-227.096759340832" calcext:value-type="float">
            <text:p>-227,0967593408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096759340832" calcext:value-type="float">
            <text:p>-227,0967593408</text:p>
          </table:table-cell>
          <table:table-cell/>
          <table:table-cell table:formula="of:=AVERAGE([.L1:.L30])" office:value-type="float" office:value="-210.087329372008" calcext:value-type="float">
            <text:p>-210,087329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.7336477623892" calcext:value-type="float">
            <text:p>89,7336477624</text:p>
          </table:table-cell>
          <table:table-cell office:value-type="float" office:value="99.9960222294817" calcext:value-type="float">
            <text:p>99,9960222295</text:p>
          </table:table-cell>
          <table:table-cell office:value-type="float" office:value="-227.105664207017" calcext:value-type="float">
            <text:p>-227,105664207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105664207017" calcext:value-type="float">
            <text:p>-227,105664207</text:p>
          </table:table-cell>
          <table:table-cell/>
          <table:table-cell table:formula="of:=MIN([.L1:.L30])" office:value-type="float" office:value="-227.123065880844" calcext:value-type="float">
            <text:p>-227,12306588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.4417213053775" calcext:value-type="float">
            <text:p>89,4417213054</text:p>
          </table:table-cell>
          <table:table-cell office:value-type="float" office:value="99.6314732953361" calcext:value-type="float">
            <text:p>99,6314732953</text:p>
          </table:table-cell>
          <table:table-cell office:value-type="float" office:value="-225.567504797666" calcext:value-type="float">
            <text:p>-225,5675047977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5.567504797666" calcext:value-type="float">
            <text:p>-225,5675047977</text:p>
          </table:table-cell>
          <table:table-cell/>
          <table:table-cell table:style-name="ce1" table:formula="of:=(COUNTIF([.L1:.L30];&quot;&gt;-220,0&quot;))/30" office:value-type="percentage" office:value="0.166666666666667" calcext:value-type="percentage">
            <text:p>16,6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.7958451909349" calcext:value-type="float">
            <text:p>89,7958451909</text:p>
          </table:table-cell>
          <table:table-cell office:value-type="float" office:value="99.9965064127461" calcext:value-type="float">
            <text:p>99,9965064127</text:p>
          </table:table-cell>
          <table:table-cell office:value-type="float" office:value="-227.108602459822" calcext:value-type="float">
            <text:p>-227,1086024598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108602459822" calcext:value-type="float">
            <text:p>-227,1086024598</text:p>
          </table:table-cell>
          <table:table-cell/>
          <table:table-cell table:style-name="ce1" table:formula="of:=(COUNTIF([.L1:.L30];&quot;&lt;-220,0&quot;))/30" office:value-type="percentage" office:value="0.833333333333333" calcext:value-type="percentage">
            <text:p>83,3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.7385493545592" calcext:value-type="float">
            <text:p>89,7385493546</text:p>
          </table:table-cell>
          <table:table-cell office:value-type="float" office:value="99.9975624484226" calcext:value-type="float">
            <text:p>99,9975624484</text:p>
          </table:table-cell>
          <table:table-cell office:value-type="float" office:value="-227.11217021811" calcext:value-type="float">
            <text:p>-227,1121702181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11217021811" calcext:value-type="float">
            <text:p>-227,112170218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.6927328422278" calcext:value-type="float">
            <text:p>89,6927328422</text:p>
          </table:table-cell>
          <table:table-cell office:value-type="float" office:value="99.9954076443537" calcext:value-type="float">
            <text:p>99,9954076444</text:p>
          </table:table-cell>
          <table:table-cell office:value-type="float" office:value="-227.101520573689" calcext:value-type="float">
            <text:p>-227,1015205737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101520573689" calcext:value-type="float">
            <text:p>-227,101520573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.7930138743119" calcext:value-type="float">
            <text:p>89,7930138743</text:p>
          </table:table-cell>
          <table:table-cell office:value-type="float" office:value="99.9996011607275" calcext:value-type="float">
            <text:p>99,9996011607</text:p>
          </table:table-cell>
          <table:table-cell office:value-type="float" office:value="-227.121443100098" calcext:value-type="float">
            <text:p>-227,1214431001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121443100098" calcext:value-type="float">
            <text:p>-227,12144310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.8766498339405" calcext:value-type="float">
            <text:p>91,8766498339</text:p>
          </table:table-cell>
          <table:table-cell office:value-type="float" office:value="99.9773603609562" calcext:value-type="float">
            <text:p>99,977360361</text:p>
          </table:table-cell>
          <table:table-cell office:value-type="float" office:value="-225.963888988911" calcext:value-type="float">
            <text:p>-225,9638889889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5.963888988911" calcext:value-type="float">
            <text:p>-225,963888988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.7623768153128" calcext:value-type="float">
            <text:p>89,7623768153</text:p>
          </table:table-cell>
          <table:table-cell office:value-type="float" office:value="99.999921797401" calcext:value-type="float">
            <text:p>99,9999217974</text:p>
          </table:table-cell>
          <table:table-cell office:value-type="float" office:value="-227.122466543777" calcext:value-type="float">
            <text:p>-227,1224665438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122466543777" calcext:value-type="float">
            <text:p>-227,122466543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.6499679320938" calcext:value-type="float">
            <text:p>89,6499679321</text:p>
          </table:table-cell>
          <table:table-cell office:value-type="float" office:value="99.9992268288067" calcext:value-type="float">
            <text:p>99,9992268288</text:p>
          </table:table-cell>
          <table:table-cell office:value-type="float" office:value="-227.114672332896" calcext:value-type="float">
            <text:p>-227,1146723329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114672332896" calcext:value-type="float">
            <text:p>-227,114672332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6.2302237175113" calcext:value-type="float">
            <text:p>-46,2302237175</text:p>
          </table:table-cell>
          <table:table-cell office:value-type="float" office:value="38.2636385655907" calcext:value-type="float">
            <text:p>38,2636385656</text:p>
          </table:table-cell>
          <table:table-cell office:value-type="float" office:value="-126.412547215431" calcext:value-type="float">
            <text:p>-126,4125472154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126.412547215431" calcext:value-type="float">
            <text:p>-126,412547215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.7670294353925" calcext:value-type="float">
            <text:p>88,7670294354</text:p>
          </table:table-cell>
          <table:table-cell office:value-type="float" office:value="99.8900041594203" calcext:value-type="float">
            <text:p>99,8900041594</text:p>
          </table:table-cell>
          <table:table-cell office:value-type="float" office:value="-226.448741968301" calcext:value-type="float">
            <text:p>-226,4487419683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6.448741968301" calcext:value-type="float">
            <text:p>-226,448741968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.2709482536901" calcext:value-type="float">
            <text:p>90,2709482537</text:p>
          </table:table-cell>
          <table:table-cell office:value-type="float" office:value="99.9834200316761" calcext:value-type="float">
            <text:p>99,9834200317</text:p>
          </table:table-cell>
          <table:table-cell office:value-type="float" office:value="-226.998378988824" calcext:value-type="float">
            <text:p>-226,9983789888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6.998378988824" calcext:value-type="float">
            <text:p>-226,998378988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.5732456564717" calcext:value-type="float">
            <text:p>90,5732456565</text:p>
          </table:table-cell>
          <table:table-cell office:value-type="float" office:value="99.981672934571" calcext:value-type="float">
            <text:p>99,9816729346</text:p>
          </table:table-cell>
          <table:table-cell office:value-type="float" office:value="-226.898462645111" calcext:value-type="float">
            <text:p>-226,8984626451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6.898462645111" calcext:value-type="float">
            <text:p>-226,898462645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.7120291909748" calcext:value-type="float">
            <text:p>89,712029191</text:p>
          </table:table-cell>
          <table:table-cell office:value-type="float" office:value="99.9967727854547" calcext:value-type="float">
            <text:p>99,9967727855</text:p>
          </table:table-cell>
          <table:table-cell office:value-type="float" office:value="-227.10800745243" calcext:value-type="float">
            <text:p>-227,1080074524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10800745243" calcext:value-type="float">
            <text:p>-227,108007452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.8085282677308" calcext:value-type="float">
            <text:p>89,8085282677</text:p>
          </table:table-cell>
          <table:table-cell office:value-type="float" office:value="99.9998490568564" calcext:value-type="float">
            <text:p>99,9998490569</text:p>
          </table:table-cell>
          <table:table-cell office:value-type="float" office:value="-227.122456462288" calcext:value-type="float">
            <text:p>-227,1224564623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122456462288" calcext:value-type="float">
            <text:p>-227,122456462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.8103359491796" calcext:value-type="float">
            <text:p>89,8103359492</text:p>
          </table:table-cell>
          <table:table-cell office:value-type="float" office:value="99.9996769221325" calcext:value-type="float">
            <text:p>99,9996769221</text:p>
          </table:table-cell>
          <table:table-cell office:value-type="float" office:value="-227.121732081857" calcext:value-type="float">
            <text:p>-227,1217320819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121732081857" calcext:value-type="float">
            <text:p>-227,121732081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6.4624836406612" calcext:value-type="float">
            <text:p>-46,4624836407</text:p>
          </table:table-cell>
          <table:table-cell office:value-type="float" office:value="38.1267259758405" calcext:value-type="float">
            <text:p>38,1267259758</text:p>
          </table:table-cell>
          <table:table-cell office:value-type="float" office:value="-126.423819734542" calcext:value-type="float">
            <text:p>-126,4238197345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126.423819734542" calcext:value-type="float">
            <text:p>-126,423819734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6.4443731862661" calcext:value-type="float">
            <text:p>-46,4443731863</text:p>
          </table:table-cell>
          <table:table-cell office:value-type="float" office:value="38.1224285457211" calcext:value-type="float">
            <text:p>38,1224285457</text:p>
          </table:table-cell>
          <table:table-cell office:value-type="float" office:value="-126.423827888527" calcext:value-type="float">
            <text:p>-126,4238278885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126.423827888527" calcext:value-type="float">
            <text:p>-126,423827888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.9288079506265" calcext:value-type="float">
            <text:p>89,9288079506</text:p>
          </table:table-cell>
          <table:table-cell office:value-type="float" office:value="99.98885147263" calcext:value-type="float">
            <text:p>99,9888514726</text:p>
          </table:table-cell>
          <table:table-cell office:value-type="float" office:value="-227.072304146583" calcext:value-type="float">
            <text:p>-227,0723041466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072304146583" calcext:value-type="float">
            <text:p>-227,072304146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.7941265091465" calcext:value-type="float">
            <text:p>89,7941265091</text:p>
          </table:table-cell>
          <table:table-cell office:value-type="float" office:value="99.9999916104896" calcext:value-type="float">
            <text:p>99,9999916105</text:p>
          </table:table-cell>
          <table:table-cell office:value-type="float" office:value="-227.123065880844" calcext:value-type="float">
            <text:p>-227,1230658808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123065880844" calcext:value-type="float">
            <text:p>-227,123065880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.8540342460244" calcext:value-type="float">
            <text:p>89,854034246</text:p>
          </table:table-cell>
          <table:table-cell office:value-type="float" office:value="99.9967119023787" calcext:value-type="float">
            <text:p>99,9967119024</text:p>
          </table:table-cell>
          <table:table-cell office:value-type="float" office:value="-227.108670530088" calcext:value-type="float">
            <text:p>-227,1086705301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108670530088" calcext:value-type="float">
            <text:p>-227,10867053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.8810343075679" calcext:value-type="float">
            <text:p>89,8810343076</text:p>
          </table:table-cell>
          <table:table-cell office:value-type="float" office:value="99.998733064214" calcext:value-type="float">
            <text:p>99,9987330642</text:p>
          </table:table-cell>
          <table:table-cell office:value-type="float" office:value="-227.116203800142" calcext:value-type="float">
            <text:p>-227,1162038001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116203800142" calcext:value-type="float">
            <text:p>-227,11620380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6.4929431034397" calcext:value-type="float">
            <text:p>-46,4929431034</text:p>
          </table:table-cell>
          <table:table-cell office:value-type="float" office:value="38.1267431054163" calcext:value-type="float">
            <text:p>38,1267431054</text:p>
          </table:table-cell>
          <table:table-cell office:value-type="float" office:value="-126.423660382785" calcext:value-type="float">
            <text:p>-126,4236603828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126.423660382785" calcext:value-type="float">
            <text:p>-126,423660382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8828549371731" calcext:value-type="float">
            <text:p>89,8828549372</text:p>
          </table:table-cell>
          <table:table-cell office:value-type="float" office:value="99.991173712024" calcext:value-type="float">
            <text:p>99,991173712</text:p>
          </table:table-cell>
          <table:table-cell office:value-type="float" office:value="-227.084527800993" calcext:value-type="float">
            <text:p>-227,084527801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084527800993" calcext:value-type="float">
            <text:p>-227,08452780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9.9940000184666" calcext:value-type="float">
            <text:p>89,9940000185</text:p>
          </table:table-cell>
          <table:table-cell office:value-type="float" office:value="99.9994501917867" calcext:value-type="float">
            <text:p>99,9994501918</text:p>
          </table:table-cell>
          <table:table-cell office:value-type="float" office:value="-227.111707970188" calcext:value-type="float">
            <text:p>-227,1117079702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111707970188" calcext:value-type="float">
            <text:p>-227,111707970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6.4525196499833" calcext:value-type="float">
            <text:p>-46,45251965</text:p>
          </table:table-cell>
          <table:table-cell office:value-type="float" office:value="38.1253100702699" calcext:value-type="float">
            <text:p>38,1253100703</text:p>
          </table:table-cell>
          <table:table-cell office:value-type="float" office:value="-126.42383196753" calcext:value-type="float">
            <text:p>-126,4238319675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126.42383196753" calcext:value-type="float">
            <text:p>-126,423831967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9.6347389235445" calcext:value-type="float">
            <text:p>89,6347389235</text:p>
          </table:table-cell>
          <table:table-cell office:value-type="float" office:value="99.9988495420506" calcext:value-type="float">
            <text:p>99,9988495421</text:p>
          </table:table-cell>
          <table:table-cell office:value-type="float" office:value="-227.111999148523" calcext:value-type="float">
            <text:p>-227,1119991485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7.111999148523" calcext:value-type="float">
            <text:p>-227,111999148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.5126490522293" calcext:value-type="float">
            <text:p>90,5126490522</text:p>
          </table:table-cell>
          <table:table-cell office:value-type="float" office:value="99.7674921148074" calcext:value-type="float">
            <text:p>99,7674921148</text:p>
          </table:table-cell>
          <table:table-cell office:value-type="float" office:value="-225.966695331434" calcext:value-type="float">
            <text:p>-225,9666953314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5.966695331434" calcext:value-type="float">
            <text:p>-225,966695331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.4554240148254" calcext:value-type="float">
            <text:p>92,4554240148</text:p>
          </table:table-cell>
          <table:table-cell office:value-type="float" office:value="99.8634239384514" calcext:value-type="float">
            <text:p>99,8634239385</text:p>
          </table:table-cell>
          <table:table-cell office:value-type="float" office:value="-224.704547201015" calcext:value-type="float">
            <text:p>-224,704547201</text:p>
          </table:table-cell>
          <table:table-cell table:number-columns-repeated="6"/>
          <table:table-cell office:value-type="string" calcext:value-type="string">
            <text:p>desa</text:p>
          </table:table-cell>
          <table:table-cell office:value-type="float" office:value="-224.704547201015" calcext:value-type="float">
            <text:p>-224,7045472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9T19:59:03.534123888</dc:date>
    <meta:editing-duration>PT2M57S</meta:editing-duration>
    <meta:editing-cycles>2</meta:editing-cycles>
    <meta:generator>LibreOffice/5.1.6.2$Linux_X86_64 LibreOffice_project/10m0$Build-2</meta:generator>
    <meta:document-statistic meta:table-count="1" meta:cell-count="184" meta:object-count="0"/>
  </office:meta>
</office:document-meta>
</file>